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fo:text-align="center" style:justify-single-word="false"/>
      <style:text-properties fo:font-weight="normal" officeooo:paragraph-rsid="001a1e2d"/>
    </style:style>
    <style:style style:name="P2" style:family="paragraph" style:parent-style-name="Standard">
      <style:paragraph-properties fo:margin-top="0cm" fo:margin-bottom="0.499cm" loext:contextual-spacing="false" fo:text-align="start" style:justify-single-word="false"/>
      <style:text-properties fo:font-weight="normal" officeooo:paragraph-rsid="001a1e2d"/>
    </style:style>
    <style:style style:name="P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Preformatted_20_Text">
      <style:paragraph-properties fo:orphans="2" fo:widows="2"/>
      <style:text-properties fo:font-variant="normal" fo:text-transform="none" fo:color="#000000" fo:letter-spacing="normal" fo:font-style="normal" fo:font-weight="normal"/>
    </style:style>
    <style:style style:name="P7" style:family="paragraph" style:parent-style-name="Preformatted_20_Text">
      <style:paragraph-properties fo:orphans="2" fo:widows="2"/>
    </style:style>
    <style:style style:name="P8" style:family="paragraph" style:parent-style-name="Standard">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Arial" fo:font-size="23pt" fo:font-style="normal" style:text-underline-style="none" fo:font-weight="bold" officeooo:paragraph-rsid="001a1e2d" style:text-blinking="false" fo:background-color="transparent"/>
    </style:style>
    <style:style style:name="P9" style:family="paragraph" style:parent-style-name="Standard">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Arial" fo:font-size="23pt" fo:font-style="normal" style:text-underline-style="none" fo:font-weight="bold" officeooo:paragraph-rsid="001a1e2d" style:text-blinking="false" fo:background-color="transparent"/>
    </style:style>
    <style:style style:name="P10" style:family="paragraph" style:parent-style-name="Standard">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rsid="001a1e2d" officeooo:paragraph-rsid="001a1e2d" style:text-blinking="false" fo:background-color="transparent" style:font-size-asian="14pt" style:font-weight-asian="normal" style:font-size-complex="14pt" style:font-weight-complex="normal"/>
    </style:style>
    <style:style style:name="P11" style:family="paragraph" style:parent-style-name="Text_20_body">
      <style:text-properties fo:font-weight="normal"/>
    </style:style>
    <style:style style:name="P12"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list-style-name="L3">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01a1e2d" officeooo:paragraph-rsid="001a1e2d" style:text-blinking="false" fo:background-color="transparent"/>
    </style:style>
    <style:style style:name="P15" style:family="paragraph" style:parent-style-name="Text_20_body" style:list-style-name="L4">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01a1e2d" officeooo:paragraph-rsid="001a1e2d" style:text-blinking="false" fo:background-color="transparent"/>
    </style:style>
    <style:style style:name="P16" style:family="paragraph" style:parent-style-name="Text_20_body" style:list-style-name="L5">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01a1e2d" officeooo:paragraph-rsid="001a1e2d" style:text-blinking="false" fo:background-color="transparent"/>
    </style:style>
    <style:style style:name="P17" style:family="paragraph" style:parent-style-name="Preformatted_20_Text">
      <style:text-properties fo:font-weight="normal"/>
    </style:style>
    <style:style style:name="P18" style:family="paragraph" style:parent-style-name="Preformatted_20_Text">
      <style:paragraph-properties fo:orphans="2" fo:widows="2"/>
      <style:text-properties fo:font-variant="normal" fo:text-transform="none" fo:color="#000000" fo:letter-spacing="normal" fo:font-style="normal" fo:font-weight="normal"/>
    </style:style>
    <style:style style:name="P19" style:family="paragraph" style:parent-style-name="Preformatted_20_Text">
      <style:paragraph-properties fo:orphans="2" fo:widows="2"/>
      <style:text-properties fo:font-variant="normal" fo:text-transform="none" fo:color="#000000" fo:letter-spacing="normal" fo:font-style="normal" fo:font-weight="normal" officeooo:paragraph-rsid="0025e48b"/>
    </style:style>
    <style:style style:name="P20" style:family="paragraph" style:parent-style-name="Preformatted_20_Text">
      <style:paragraph-properties fo:orphans="2" fo:widows="2"/>
      <style:text-properties fo:font-variant="normal" fo:text-transform="none" fo:color="#cc0000" fo:letter-spacing="normal" fo:font-style="normal" fo:font-weight="normal" officeooo:rsid="001ea549" officeooo:paragraph-rsid="001ea549" fo:background-color="transparent"/>
    </style:style>
    <style:style style:name="P21" style:family="paragraph" style:parent-style-name="Preformatted_20_Text">
      <style:paragraph-properties fo:orphans="2" fo:widows="2"/>
      <style:text-properties fo:font-variant="normal" fo:text-transform="none" fo:color="#cc0000" fo:letter-spacing="normal" fo:font-style="normal" fo:font-weight="normal" officeooo:rsid="0021e9c4" officeooo:paragraph-rsid="0021e9c4"/>
    </style:style>
    <style:style style:name="P22" style:family="paragraph" style:parent-style-name="Preformatted_20_Text">
      <style:paragraph-properties fo:orphans="2" fo:widows="2"/>
      <style:text-properties fo:font-variant="normal" fo:text-transform="none" fo:color="#cc0000" fo:letter-spacing="normal" fo:font-style="normal" fo:font-weight="normal" officeooo:rsid="0025e48b" officeooo:paragraph-rsid="0025e48b"/>
    </style:style>
    <style:style style:name="P23" style:family="paragraph" style:parent-style-name="Preformatted_20_Text">
      <style:paragraph-properties fo:orphans="2" fo:widows="2"/>
      <style:text-properties fo:font-variant="normal" fo:text-transform="none" fo:color="#cc0000" fo:letter-spacing="normal" fo:font-style="normal" fo:font-weight="normal" officeooo:rsid="00291274" officeooo:paragraph-rsid="00291274"/>
    </style:style>
    <style:style style:name="P24" style:family="paragraph" style:parent-style-name="Preformatted_20_Text">
      <style:paragraph-properties fo:orphans="2" fo:widows="2"/>
    </style:style>
    <style:style style:name="T1" style:family="text">
      <style:text-properties fo:background-color="transparent" loext:char-shading-value="0"/>
    </style:style>
    <style:style style:name="T2" style:family="text">
      <style:text-properties officeooo:rsid="0023a93a" fo:background-color="transparent" loext:char-shading-value="0"/>
    </style:style>
    <style:style style:name="T3" style:family="text">
      <style:text-properties officeooo:rsid="00247b26" fo:background-color="transparent" loext:char-shading-value="0"/>
    </style:style>
    <style:style style:name="T4" style:family="text">
      <style:text-properties officeooo:rsid="0024d396" fo:background-color="transparent" loext:char-shading-value="0"/>
    </style:style>
    <style:style style:name="T5" style:family="text">
      <style:text-properties officeooo:rsid="002af82c" fo:background-color="transparent" loext:char-shading-value="0"/>
    </style:style>
    <style:style style:name="T6" style:family="text">
      <style:text-properties fo:font-variant="normal" fo:text-transform="none" fo:color="#000000" style:font-name="Liberation Serif" fo:font-size="14pt" fo:letter-spacing="normal" fo:font-style="normal" style:font-size-asian="14pt" style:font-size-complex="14pt"/>
    </style:style>
    <style:style style:name="T7" style:family="text">
      <style:text-properties officeooo:rsid="001a1e2d"/>
    </style:style>
    <style:style style:name="T8" style:family="text">
      <style:text-properties fo:font-size="40pt" fo:font-weight="bold" officeooo:rsid="001a1e2d" style:font-size-asian="40pt" style:font-weight-asian="bold" style:font-size-complex="40pt" style:font-weight-complex="bold"/>
    </style:style>
    <style:style style:name="T9" style:family="text">
      <style:text-properties fo:color="#999999" fo:font-size="20pt" fo:font-weight="bold" officeooo:rsid="001a1e2d" fo:background-color="transparent" loext:char-shading-value="0" style:font-size-asian="20pt" style:font-weight-asian="bold" style:font-size-complex="20pt" style:font-weight-complex="bold"/>
    </style:style>
    <style:style style:name="T10" style:family="text">
      <style:text-properties fo:font-size="14pt" officeooo:rsid="001a1e2d" style:font-size-asian="14pt" style:font-size-complex="14pt"/>
    </style:style>
    <style:style style:name="T11" style:family="text">
      <style:text-properties officeooo:rsid="0021ad01"/>
    </style:style>
    <style:style style:name="T12" style:family="text">
      <style:text-properties officeooo:rsid="0026965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0">CHEMOUNE Alaeddine</text:span><text:span text:style-name="T7"><text:tab/> G4<text:tab/><text:tab/><text:tab/><text:tab/><text:tab/><text:tab/><text:tab/> <text:s text:c="9"/></text:span><text:span text:style-name="T6">4TIN705U</text:span><text:line-break/><text:line-break/><text:line-break/><text:line-break/><text:line-break/><text:line-break/><text:line-break/><text:line-break/><text:line-break/><text:line-break/><text:line-break/></text:p>
      <text:p text:style-name="P1"/>
      <text:p text:style-name="P1"><text:line-break/><text:line-break/><text:span text:style-name="T8">Projet 1 Nachos</text:span></text:p>
      <text:p text:style-name="P1"><text:span text:style-name="T9">Système d’exploitation</text:span><text:line-break/><text:line-break/><text:line-break/><text:line-break/><text:line-break/><text:line-break/><text:line-break/><text:line-break/><text:line-break/><text:line-break/><text:line-break/></text:p>
      <text:p text:style-name="P8"/>
      <text:p text:style-name="P8"/>
      <text:p text:style-name="P8"/>
      <text:p text:style-name="P10">M1 Informatique</text:p>
      <text:p text:style-name="P10">Université de Bordeaux</text:p>
      <text:p text:style-name="P10">2017/2018</text:p>
      <text:p text:style-name="P8"/>
      <text:p text:style-name="P9"><text:soft-page-break/>Table des matières</text:p>
      <text:list xml:id="list1133333801453495762" text:style-name="L1">
        <text:list-item>
          <text:p text:style-name="P12">Introduction</text:p>
        </text:list-item>
      </text:list>
      <text:list xml:id="list270816254936242613" text:style-name="L2">
        <text:list-item>
          <text:p text:style-name="P14">Bilan</text:p>
        </text:list-item>
      </text:list>
      <text:list xml:id="list6170734990735146347" text:style-name="L3">
        <text:list-item>
          <text:p text:style-name="P13">P<text:span text:style-name="T7">oints délicats</text:span></text:p>
        </text:list-item>
      </text:list>
      <text:list xml:id="list7766664085522715977" text:style-name="L4">
        <text:list-item>
          <text:p text:style-name="P15">Limitation</text:p>
        </text:list-item>
      </text:list>
      <text:list xml:id="list4460885215029584624" text:style-name="L5">
        <text:list-item>
          <text:p text:style-name="P16">Tests</text:p>
        </text:list-item>
      </text:list>
      <text:p text:style-name="Text_20_body"/>
      <text:p text:style-name="P5">Introduction</text:p>
      <text:p text:style-name="P4"/>
      <text:p text:style-name="P4">L’objectif de ce devoir est de mettre en place en Nachos quelques appels systèmes de base.</text:p>
      <text:p text:style-name="P11"/>
      <text:p text:style-name="P11"/>
      <text:p text:style-name="P11"/>
      <text:p text:style-name="P17"/>
      <text:p text:style-name="P6">I . Bilan</text:p>
      <text:p text:style-name="P7"/>
      <text:p text:style-name="P20">Nous avons fait <text:span text:style-name="T11">le projet sans binôme car on n’en a pas trouvé, et je préfere essayer de le faire seul que de joindre un groupe de 2, </text:span>les étapes de ce projets <text:span text:style-name="T11">sont faites avec un monc de maîtrise, et de difficultés au niveau de l’implémentation.</text:span></text:p>
      <text:p text:style-name="P21"><text:span text:style-name="T1">Les parties 1, 2 </text:span><text:span text:style-name="T2">et 3</text:span><text:span text:style-name="T1"> fonctionnent correctement, </text:span><text:span text:style-name="T2">la Console et la S</text:span><text:span text:style-name="T5">y</text:span><text:span text:style-name="T2">nchConsole marchent sans erreur, dans les parties 4 et 5 </text:span><text:span text:style-name="T3">nous n’avons pas tous compris dans les appels systèmes, nous avons essayé d’implémenter les fonctionnalités demandées après avoir lu les </text:span><text:span text:style-name="T4">descriptions, mais cela ne fonctionne pas, pour les deux parties 6 et 7, je n’ai pas eu le temps pour les traiter car j’ai perdu du temps dans les deux parties précédentes.</text:span></text:p>
      <text:p text:style-name="P6"/>
      <text:p text:style-name="P6">Résumez très brièvement le travail que vous avez effectué, en mettant</text:p>
      <text:p text:style-name="P6">en évidence ce qui fonctionne, ce qui ne marche pas, ce qui n'a pas</text:p>
      <text:p text:style-name="P6">été fait par manque de temps mais qui ne pose pas de problème</text:p>
      <text:p text:style-name="P6">technique particulier (donnez des indications sur ce qui reste à</text:p>
      <text:p text:style-name="P6">faire), etc. Soyez honnête : indiquer qu'il reste des bugs en montrant</text:p>
      <text:p text:style-name="P6">que vous en êtes conscient est préférable à prétendre à tort que tout</text:p>
      <text:p text:style-name="P6">marche parfaitement...</text:p>
      <text:p text:style-name="P7"/>
      <text:p text:style-name="P6">II . Points délicats</text:p>
      <text:p text:style-name="P6"/>
      <text:p text:style-name="P22">Dans les appels système j’ai suivi les étapes mais j’ai pas compris qui est ce que il faut implémenter exactement, Prenons l’exemple de PutChar je l’ai ajouté dans syscall.h et start,S <text:span text:style-name="T12">mais dans exception,cc j’ai pas su l’implémenter.<text:line-break/>Dans la partir 5 j’ai essayer de mettre les procédures décrites mais j’ai eu du mal a tester si cela fonctionne correctement.</text:span></text:p>
      <text:p text:style-name="P7"/>
      <text:p text:style-name="P19">Indiquez quels sont les aspects que vous avez le plus creusés, qui</text:p>
      <text:p text:style-name="P19">étaient les plus délicats/complexes, ou qui vous ont demandé le plus</text:p>
      <text:p text:style-name="P6">de travail à cause de problèmes de mise au point. Choisissez un de ces</text:p>
      <text:p text:style-name="P6">aspects et détaillez les stratégies utilisées pour résoudre le</text:p>
      <text:p text:style-name="P6">problème.</text:p>
      <text:p text:style-name="P7"/>
      <text:p text:style-name="P6">III . Limitations</text:p>
      <text:p text:style-name="P6"/>
      <text:p text:style-name="P23">Ce qui présente vraiment un obstacle, c’est quand je suis devant un problème ou une erreur je passes énormément du temps pour trouver une solution et parfois je <text:soft-page-break/>reste bloqué, je pense que j’ai besoin de plus d’explication de ce qui se passe et ce qu’il faut faire.</text:p>
      <text:p text:style-name="P7"/>
      <text:p text:style-name="P6">Critiquez votre implémentation (i.e. listez les avantages &amp;</text:p>
      <text:p text:style-name="P6">inconvénients) et indiquez clairement ses limitations. Lesquelles vous</text:p>
      <text:p text:style-name="P6">paraissent-elles les plus gênantes ?</text:p>
      <text:p text:style-name="P7"/>
      <text:p text:style-name="P6">IV . Tests</text:p>
      <text:p text:style-name="P7"/>
      <text:p text:style-name="P6">Décrivez brièvement la stratégie que vous avez utilisée pour écrire</text:p>
      <text:p text:style-name="P6">des programmes de test "convaincants" accompagnés de jeux de données</text:p>
      <text:p text:style-name="P6">représentatifs de conditions de "stress" pour votre implémentation.</text:p>
      <text:p text:style-name="P7"/>
      <text:p text:style-name="P6">Il n'est pas demandé d'inclure du code ou le mode d'emploi des</text:p>
      <text:p text:style-name="P6">programmes de test : le code source de ces derniers doit contenir tous</text:p>
      <text:p text:style-name="P6">les commentaires permettant de les exécuter avec les bons paramètres</text:p>
      <text:p text:style-name="P3">et de connaître la sortie normale attendue à l'écr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00:11:25.850549388</meta:creation-date>
    <dc:date>2017-10-16T00:07:17.730103470</dc:date>
    <meta:editing-duration>PT13H29M54S</meta:editing-duration>
    <meta:editing-cycles>8</meta:editing-cycles>
    <meta:generator>LibreOffice/5.1.6.2$Linux_X86_64 LibreOffice_project/10m0$Build-2</meta:generator>
    <meta:document-statistic meta:table-count="0" meta:image-count="0" meta:object-count="0" meta:page-count="3" meta:paragraph-count="44" meta:word-count="503" meta:character-count="3007" meta:non-whitespace-character-count="2512"/>
  </office:meta>
</office:document-meta>
</file>